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6e4" officeooo:paragraph-rsid="000546e4"/>
    </style:style>
    <style:style style:name="P2" style:family="paragraph" style:parent-style-name="Standard" style:list-style-name="L2">
      <style:text-properties officeooo:rsid="000546e4" officeooo:paragraph-rsid="000546e4"/>
    </style:style>
    <style:style style:name="P3" style:family="paragraph" style:parent-style-name="Standard" style:list-style-name="L3">
      <style:text-properties officeooo:rsid="000546e4" officeooo:paragraph-rsid="000546e4"/>
    </style:style>
    <style:style style:name="P4" style:family="paragraph" style:parent-style-name="Standard" style:list-style-name="L6">
      <style:text-properties officeooo:rsid="000546e4" officeooo:paragraph-rsid="000546e4"/>
    </style:style>
    <style:style style:name="P5" style:family="paragraph" style:parent-style-name="Standard" style:list-style-name="L8">
      <style:text-properties officeooo:rsid="000546e4" officeooo:paragraph-rsid="000546e4"/>
    </style:style>
    <style:style style:name="P6" style:family="paragraph" style:parent-style-name="Standard" style:list-style-name="L9">
      <style:text-properties officeooo:rsid="000546e4" officeooo:paragraph-rsid="000546e4"/>
    </style:style>
    <style:style style:name="P7" style:family="paragraph" style:parent-style-name="Standard" style:list-style-name="L2">
      <style:text-properties officeooo:rsid="0006f5a1" officeooo:paragraph-rsid="0006f5a1"/>
    </style:style>
    <style:style style:name="P8" style:family="paragraph" style:parent-style-name="Standard" style:list-style-name="L10">
      <style:text-properties officeooo:rsid="0006f5a1" officeooo:paragraph-rsid="0006f5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zakupów:</text:p>
      <text:list xml:id="list2299337112395410271" text:style-name="L2">
        <text:list-item>
          <text:p text:style-name="P2">Przyciski</text:p>
        </text:list-item>
      </text:list>
      <text:list xml:id="list2083131212530329283" text:style-name="L8">
        <text:list-item>
          <text:p text:style-name="P5">2x rezystory 330, 33k</text:p>
        </text:list-item>
        <text:list-item>
          <text:p text:style-name="P5">2x kondensatory ~470 nF</text:p>
        </text:list-item>
        <text:list-item>
          <text:p text:style-name="P5">Przewód dwużyłowy 4 m</text:p>
        </text:list-item>
        <text:list-item>
          <text:p text:style-name="P5">płytka do lutowania</text:p>
        </text:list-item>
      </text:list>
      <text:list xml:id="list150850047023617" text:continue-list="list2299337112395410271" text:style-name="L2">
        <text:list-item>
          <text:p text:style-name="P2">Zasilanie </text:p>
        </text:list-item>
      </text:list>
      <text:list xml:id="list607291054953516742" text:style-name="L9">
        <text:list-item>
          <text:p text:style-name="P6">pakiet lipo 2s</text:p>
        </text:list-item>
        <text:list-item>
          <text:p text:style-name="P6">przewody men-men krótkie</text:p>
        </text:list-item>
        <text:list-item>
          <text:p text:style-name="P6">przewód do serwomechanizmu</text:p>
        </text:list-item>
      </text:list>
      <text:list xml:id="list150850432625193" text:continue-list="list150850047023617" text:style-name="L2">
        <text:list-item>
          <text:p text:style-name="P7">Magnesy</text:p>
        </text:list-item>
      </text:list>
      <text:list xml:id="list3638573396670202228" text:style-name="L10">
        <text:list-item>
          <text:p text:style-name="P8">2x rezystor 330, 10k</text:p>
        </text:list-item>
        <text:list-item>
          <text:p text:style-name="P8">2x kondenstator 100nF</text:p>
        </text:list-item>
      </text:list>
      <text:list xml:id="list150849545989331" text:continue-list="list150850432625193" text:style-name="L2">
        <text:list-item>
          <text:p text:style-name="P2"/>
        </text:list-item>
        <text:list-item>
          <text:p text:style-name="P2"/>
        </text:list-item>
        <text:list-item>
          <text:p text:style-name="P7">sdf</text:p>
        </text:list-item>
        <text:list-item>
          <text:p text:style-name="P7"/>
        </text:list-item>
      </text:list>
      <text:list xml:id="list3387450686609345591" text:style-name="L6">
        <text:list-header>
          <text:p text:style-name="P4"/>
        </text:list-header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2:46:11.868334475</meta:creation-date>
    <dc:date>2016-05-16T15:08:48.445374282</dc:date>
    <meta:editing-duration>PT1H1M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54" meta:character-count="256" meta:non-whitespace-character-count="232"/>
  </office:meta>
</office:document-meta>
</file>